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1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0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0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9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9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3808" calcext:value-type="float">
            <text:p>28.9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2136" calcext:value-type="float">
            <text:p>29.2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9528" calcext:value-type="float">
            <text:p>28.9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4224" calcext:value-type="float">
            <text:p>29.2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7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7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0632" calcext:value-type="float">
            <text:p>29.4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7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6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088" calcext:value-type="float">
            <text:p>28.8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6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8072" calcext:value-type="float">
            <text:p>28.0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6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6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6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5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901</text:p>
          </table:table-cell>
          <table:table-cell office:value-type="string" calcext:value-type="string">
            <text:p>195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